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Verdana" svg:font-family="Verdana"/>
    <style:font-face style:name="Verdana1" svg:font-family="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Verdana1" fo:font-size="13pt" fo:letter-spacing="normal" fo:font-style="normal" fo:font-weight="normal" fo:background-color="#ffffff" style:font-size-asian="13pt" style:font-size-complex="13pt"/>
    </style:style>
    <style:style style:name="P2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3" style:family="paragraph" style:parent-style-name="Text_20_body" style:list-style-name="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4" style:family="paragraph" style:parent-style-name="Text_20_body" style:list-style-name="L1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5" style:family="paragraph" style:parent-style-name="Text_20_body" style:list-style-name="L2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6" style:family="paragraph" style:parent-style-name="Text_20_body" style:list-style-name="L4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7" style:family="paragraph" style:parent-style-name="Text_20_body" style:list-style-name="L5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8" style:family="paragraph" style:parent-style-name="Text_20_body" style:list-style-name="L6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9" style:family="paragraph" style:parent-style-name="Text_20_body" style:list-style-name="L7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10" style:family="paragraph" style:parent-style-name="Text_20_body" style:list-style-name="L8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11" style:family="paragraph" style:parent-style-name="Text_20_body" style:list-style-name="L9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12" style:family="paragraph" style:parent-style-name="Text_20_body" style:list-style-name="L11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13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bold" fo:background-color="#ffffff"/>
    </style:style>
    <style:style style:name="P14" style:family="paragraph" style:parent-style-name="Text_20_body" style:list-style-name="L1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15" style:family="paragraph" style:parent-style-name="Text_20_body" style:list-style-name="L3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16" style:family="paragraph" style:parent-style-name="Text_20_body" style:list-style-name="L6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17" style:family="paragraph" style:parent-style-name="Text_20_body" style:list-style-name="L7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18" style:family="paragraph" style:parent-style-name="Text_20_body" style:list-style-name="L8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19" style:family="paragraph" style:parent-style-name="Text_20_body" style:list-style-name="L11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0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bold" fo:background-color="#ffffff"/>
    </style:style>
    <style:style style:name="P21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2" style:family="paragraph" style:parent-style-name="Text_20_body" style:list-style-name="L3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3" style:family="paragraph" style:parent-style-name="Text_20_body" style:list-style-name="L5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4" style:family="paragraph" style:parent-style-name="Text_20_body" style:list-style-name="L7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5" style:family="paragraph" style:parent-style-name="Text_20_body" style:list-style-name="L10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26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variant="normal" fo:text-transform="none" fo:color="#000000" fo:letter-spacing="normal" fo:background-color="#ffffff"/>
    </style:style>
    <style:style style:name="P27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  <style:text-properties fo:font-size="12pt" fo:font-weight="bold"/>
    </style:style>
    <style:style style:name="P28" style:family="paragraph" style:parent-style-name="Text_20_body">
      <style:paragraph-properties fo:margin-left="0.0626in" fo:margin-right="0.0626in" fo:margin-top="0in" fo:margin-bottom="0in" fo:orphans="2" fo:widows="2" fo:text-indent="0in" style:auto-text-indent="false" fo:padding="0in" fo:border="none"/>
    </style:style>
    <style:style style:name="P29" style:family="paragraph" style:parent-style-name="Text_20_body">
      <style:paragraph-properties fo:margin-left="0.0626in" fo:margin-right="0.0626in" fo:text-indent="0in" style:auto-text-indent="false"/>
    </style:style>
    <style:style style:name="P30" style:family="paragraph" style:parent-style-name="Text_20_body">
      <style:paragraph-properties fo:margin-left="0.0626in" fo:margin-right="0.0626in" fo:margin-top="0.0626in" fo:margin-bottom="0.0626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31" style:family="paragraph" style:parent-style-name="Text_20_body">
      <style:paragraph-properties fo:margin-left="0.0626in" fo:margin-right="0.0626in" fo:margin-top="0.0626in" fo:margin-bottom="0.0626in" fo:orphans="2" fo:widows="2" fo:text-indent="0in" style:auto-text-indent="false" fo:padding="0in" fo:border="none"/>
    </style:style>
    <style:style style:name="P32" style:family="paragraph" style:parent-style-name="Heading_20_1">
      <style:text-properties fo:font-variant="normal" fo:text-transform="none" fo:color="#000000" style:font-name="Verdana1" fo:font-size="18pt" fo:letter-spacing="normal" fo:font-style="normal" fo:font-weight="normal" fo:background-color="#ffffff"/>
    </style:style>
    <style:style style:name="P33" style:family="paragraph" style:parent-style-name="Heading_20_1">
      <style:text-properties fo:font-variant="normal" fo:text-transform="none" fo:color="#000000" style:font-name="Verdana1" fo:font-size="14pt" fo:letter-spacing="normal" fo:font-style="normal" fo:font-weight="normal" fo:background-color="#ffffff" style:font-size-asian="14pt" style:font-size-complex="14pt"/>
    </style:style>
    <style:style style:name="P34" style:family="paragraph" style:parent-style-name="Heading_20_2">
      <style:paragraph-properties fo:margin-left="0.0626in" fo:margin-right="0.0626in" fo:margin-top="0.0626in" fo:margin-bottom="0.0626in" fo:orphans="2" fo:widows="2" fo:text-indent="0in" style:auto-text-indent="false" fo:padding="0in" fo:border="none"/>
      <style:text-properties fo:font-variant="normal" fo:text-transform="none" fo:color="#000000" style:font-name="Verdana1" fo:font-size="14pt" fo:letter-spacing="normal" fo:font-style="normal" fo:font-weight="normal" fo:background-color="#ffffff"/>
    </style:style>
    <style:style style:name="P35" style:family="paragraph" style:parent-style-name="Heading_20_2">
      <style:paragraph-properties fo:margin-left="0.0626in" fo:margin-right="0.0626in" fo:margin-top="0.0626in" fo:margin-bottom="0.0626in" fo:orphans="2" fo:widows="2" fo:text-indent="0in" style:auto-text-indent="false" fo:padding="0in" fo:border="none"/>
      <style:text-properties fo:font-variant="normal" fo:text-transform="none" fo:color="#000000" style:font-name="Verdana1" fo:font-size="14pt" fo:letter-spacing="normal" fo:font-style="normal" fo:font-weight="bold" fo:background-color="#ffffff" style:font-weight-asian="bold" style:font-weight-complex="bold"/>
    </style:style>
    <style:style style:name="P36" style:family="paragraph" style:parent-style-name="Heading_20_3">
      <style:paragraph-properties fo:margin-left="0.0626in" fo:margin-right="0.0626in" fo:margin-top="0.0626in" fo:margin-bottom="0.0626in" fo:orphans="2" fo:widows="2" fo:text-indent="0in" style:auto-text-indent="false" fo:padding="0in" fo:border="none"/>
      <style:text-properties fo:font-variant="normal" fo:text-transform="none" fo:color="#000000" style:font-name="Verdana1" fo:font-size="12pt" fo:letter-spacing="normal" fo:font-style="normal" fo:font-weight="normal" fo:background-color="#ffffff"/>
    </style:style>
    <style:style style:name="P37" style:family="paragraph" style:parent-style-name="Heading_20_3">
      <style:paragraph-properties fo:margin-left="0.0626in" fo:margin-right="0.0626in" fo:margin-top="0.0626in" fo:margin-bottom="0.0626in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bold" fo:background-color="#ffffff"/>
    </style:style>
    <style:style style:name="P38" style:family="paragraph" style:parent-style-name="Quotations" style:list-style-name="L2">
      <style:paragraph-properties fo:margin-left="0.8728in" fo:margin-right="0.4563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1" fo:font-size="10pt" fo:letter-spacing="normal" fo:font-style="normal" fo:font-weight="normal" fo:background-color="#ffffff"/>
    </style:style>
    <style:style style:name="P39" style:family="paragraph" style:parent-style-name="Quotations" style:list-style-name="L2">
      <style:paragraph-properties fo:margin-left="0.8728in" fo:margin-right="0.4563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P40" style:family="paragraph" style:parent-style-name="Quotations" style:list-style-name="L8">
      <style:paragraph-properties fo:margin-left="0.8728in" fo:margin-right="0.4563in" fo:margin-top="0in" fo:margin-bottom="0in" fo:orphans="2" fo:widows="2" fo:text-indent="0in" style:auto-text-indent="false" fo:padding="0in" fo:border="none"/>
      <style:text-properties fo:font-variant="normal" fo:text-transform="none" fo:color="#000000" style:font-name="verdana" fo:font-size="10pt" fo:letter-spacing="normal" fo:font-style="normal" fo:font-weight="normal" fo:background-color="#ffffff"/>
    </style:style>
    <style:style style:name="T1" style:family="text">
      <style:text-properties style:font-name="verdana"/>
    </style:style>
    <style:style style:name="T2" style:family="text">
      <style:text-properties fo:font-weight="bold"/>
    </style:style>
    <style:style style:name="T3" style:family="text">
      <style:text-properties style:font-name="Verdana" fo:font-size="10pt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Berkman Application Tracker</text:h>
      <text:h text:style-name="P33" text:outline-level="1">User Roles: Descriptions &amp; Notes</text:h>
      <text:p text:style-name="P1">(updated after meeting with Becca Tabasky, 6/10/2010)</text:p>
      <text:p text:style-name="P3">*anything marked with an asterisk is not necessarily needed in the first iteration of the application tracker</text:p>
      <text:h text:style-name="P34" text:outline-level="2">User Roles</text:h>
      <text:list xml:id="list2089960744" text:style-name="L1">
        <text:list-item>
          <text:p text:style-name="P4">Admin (Becca)</text:p>
        </text:list-item>
        <text:list-item>
          <text:p text:style-name="P4">Applicants</text:p>
        </text:list-item>
        <text:list-item>
          <text:p text:style-name="P4">Referrers (submit references for applicant) </text:p>
        </text:list-item>
        <text:list-item>
          <text:p text:style-name="P4">Job Owners (Berkman departments or individuals) - for the time being, this role will be absorbed into Admin features since Becca will be posting all jobs</text:p>
        </text:list-item>
        <text:list-item>
          <text:p text:style-name="P14">Reviewers</text:p>
        </text:list-item>
      </text:list>
      <text:p text:style-name="P27"/>
      <text:h text:style-name="P36" text:outline-level="3">Applicants</text:h>
      <text:list xml:id="list1470112862" text:style-name="L2">
        <text:list-item>
          <text:p text:style-name="P5">fill out online applications</text:p>
        </text:list-item>
        <text:list-item>
          <text:p text:style-name="P5">can have more than one active application</text:p>
        </text:list-item>
        <text:list-item>
          <text:p text:style-name="P5">communicate via e-mail with the admin (technical issues) and/or owner of a particular job (In this iteration, Becca assumes both admin and job owner roles)</text:p>
        </text:list-item>
        <text:list-item>
          <text:p text:style-name="P5">provide contact information for their referrers</text:p>
        </text:list-item>
        <text:list-item>
          <text:p text:style-name="P5">submit resumes (various formats?) (word, pdf, (plaintext = bad!))</text:p>
          <text:p text:style-name="P38">perhaps allow the admin to designate file types?  ... may not be an issue</text:p>
        </text:list-item>
        <text:list-item>
          <text:p text:style-name="P5">create their own user accounts (applicant account), use e-mail and captcha for validation</text:p>
        </text:list-item>
        <text:list-item>
          <text:p text:style-name="P5">log in</text:p>
        </text:list-item>
        <text:list-item>
          <text:p text:style-name="P5">browse through job postings*</text:p>
          <text:p text:style-name="P39"><text:span text:style-name="T1">- not necessarily needed - berkman can post to their web site and provide a link to the application system<text:line-break/>- ways of browsing job postings .... date </text:span></text:p>
        </text:list-item>
        <text:list-item>
          <text:p text:style-name="P5">search for job postings according to:*</text:p>
          <text:list>
            <text:list-item>
              <text:p text:style-name="P5">project scope</text:p>
            </text:list-item>
            <text:list-item>
              <text:p text:style-name="P5">date range</text:p>
            </text:list-item>
            <text:list-item>
              <text:p text:style-name="P5">specific word matches </text:p>
            </text:list-item>
            <text:list-item>
              <text:p text:style-name="P5">pay range</text:p>
            </text:list-item>
          </text:list>
        </text:list-item>
      </text:list>
      <text:p text:style-name="P28"/>
      <text:p text:style-name="P20">Applicants Types:</text:p>
      <text:list xml:id="list678550249" text:style-name="L3">
        <text:list-item>
          <text:p text:style-name="P22">Internship Applicant</text:p>
          <text:list>
            <text:list-item>
              <text:p text:style-name="P22">During Academic Year, applicant applies to <text:span text:style-name="T2">specific jobs</text:span></text:p>
            </text:list-item>
            <text:list-item>
              <text:p text:style-name="P22">During Summer, applicant applies to a particular <text:span text:style-name="T2">program</text:span></text:p>
            </text:list-item>
          </text:list>
        </text:list-item>
        <text:list-item>
          <text:p text:style-name="P22">Fellowship Applicant</text:p>
          <text:list>
            <text:list-item>
              <text:p text:style-name="P15">there are multiple fellowship types</text:p>
            </text:list-item>
            <text:list-item>
              <text:p text:style-name="P15">they use certain financial support</text:p>
            </text:list-item>
            <text:list-item>
              <text:p text:style-name="P15">some are project-based, some are part of a program</text:p>
            </text:list-item>
          </text:list>
        </text:list-item>
      </text:list>
      <text:p text:style-name="P28"/>
      <text:p text:style-name="P13">Possible scenario:</text:p>
      <text:p text:style-name="P2">If an applicant is not selected for a specific job, he/she will be provided an opportunity to be considered in a larger pool of berkman-related jobs</text:p>
      <text:p text:style-name="P2">- this will be asked at the beginning of the application process</text:p>
      <text:p text:style-name="P31"/>
      <text:h text:style-name="P37" text:outline-level="3"><text:soft-page-break/>Admins </text:h>
      <text:list xml:id="list1931279923" text:style-name="L4">
        <text:list-item>
          <text:p text:style-name="P6">inherit all of Job Posters' abilities</text:p>
        </text:list-item>
      </text:list>
      <text:list xml:id="list784583306" text:style-name="L5">
        <text:list-item>
          <text:p text:style-name="P7">Adjust job posting text (phase out - future feature perhaps)</text:p>
        </text:list-item>
        <text:list-item>
          <text:p text:style-name="P7">Remove applicants from active application pool - e-mail will be sent</text:p>
        </text:list-item>
        <text:list-item>
          <text:p text:style-name="P7">Correspond with applicants</text:p>
        </text:list-item>
        <text:list-item>
          <text:p text:style-name="P7">browse through application materials</text:p>
        </text:list-item>
        <text:list-item>
          <text:p text:style-name="P7">search for specific applicants</text:p>
        </text:list-item>
        <text:list-item>
          <text:p text:style-name="P7">search for specific application materials</text:p>
        </text:list-item>
        <text:list-item>
          <text:p text:style-name="P7">delete/add user accounts</text:p>
        </text:list-item>
        <text:list-item>
          <text:p text:style-name="P23">printing</text:p>
          <text:list>
            <text:list-item>
              <text:p text:style-name="P23"><text:span text:style-name="T2">batch</text:span> printing of cv's (after search), etc.  <text:span text:style-name="T2">(REALLY IMPORTANT!)</text:span></text:p>
            </text:list-item>
          </text:list>
        </text:list-item>
      </text:list>
      <text:p text:style-name="P31"/>
      <text:p text:style-name="P2"><text:span text:style-name="T2">Job Posters</text:span> (this will be merged with Admin)</text:p>
      <text:list xml:id="list115736144" text:style-name="L6">
        <text:list-item>
          <text:p text:style-name="P8">login</text:p>
        </text:list-item>
        <text:list-item>
          <text:p text:style-name="P8">logout</text:p>
        </text:list-item>
        <text:list-item>
          <text:p text:style-name="P8">post jobs online -OR- create a job in the system</text:p>
        </text:list-item>
        <text:list-item>
          <text:p text:style-name="P8">communicate with potential applicants</text:p>
        </text:list-item>
        <text:list-item>
          <text:p text:style-name="P8">communicate with referrers</text:p>
          <text:p text:style-name="P8">communicate with reviewers</text:p>
        </text:list-item>
        <text:list-item>
          <text:p text:style-name="P8">browse through applications</text:p>
        </text:list-item>
        <text:list-item>
          <text:p text:style-name="P8">reject specific applications</text:p>
        </text:list-item>
        <text:list-item>
          <text:p text:style-name="P8">reject applicants altogether (applicants will be removed from all of job poster's jobs)*</text:p>
        </text:list-item>
        <text:list-item>
          <text:p text:style-name="P16">request more materials from applicants or referrers (e-mail)</text:p>
        </text:list-item>
        <text:list-item>
          <text:p text:style-name="P16">send reminders to reviewers</text:p>
        </text:list-item>
      </text:list>
      <text:list xml:id="list1443715877" text:style-name="L7">
        <text:list-item>
          <text:p text:style-name="P9">have a system of review for applications</text:p>
        </text:list-item>
        <text:list-item>
          <text:p text:style-name="P9">will post a job as filled</text:p>
        </text:list-item>
        <text:list-item>
          <text:p text:style-name="P9">add jobs</text:p>
        </text:list-item>
        <text:list-item>
          <text:p text:style-name="P9">remove jobs</text:p>
        </text:list-item>
        <text:list-item>
          <text:p text:style-name="P17">add contact individuals to a particular job</text:p>
        </text:list-item>
        <text:list-item>
          <text:p text:style-name="P24">printing </text:p>
          <text:list>
            <text:list-item>
              <text:p text:style-name="P24">be able to print a user's materials</text:p>
            </text:list-item>
            <text:list-item>
              <text:p text:style-name="P24">all proposals</text:p>
            </text:list-item>
            <text:list-item>
              <text:p text:style-name="P24">all resumes</text:p>
            </text:list-item>
          </text:list>
        </text:list-item>
        <text:list-item>
          <text:p text:style-name="P24">pre-built e-mails - editable form e-mails </text:p>
          <text:list>
            <text:list-item>
              <text:p text:style-name="P24">confirmation of application (automated)</text:p>
            </text:list-item>
            <text:list-item>
              <text:p text:style-name="P24">your application is considered complete ... automated, completion and receipt e-mail</text:p>
            </text:list-item>
            <text:list-item>
              <text:p text:style-name="P24">sorry, your application is incomplete and the deadline has passed (automated)</text:p>
            </text:list-item>
            <text:list-item>
              <text:p text:style-name="P24">e-mail confirming registration should outline Berkman Application rules</text:p>
            </text:list-item>
            <text:list-item>
              <text:p text:style-name="P24">rejection e-mail</text:p>
            </text:list-item>
          </text:list>
        </text:list-item>
        <text:list-item>
          <text:p text:style-name="P24">general direct electronic communication</text:p>
          <text:list>
            <text:list-item>
              <text:p text:style-name="P24">how do we track a paper trail of communication with the applicant?</text:p>
            </text:list-item>
            <text:list-item>
              <text:p text:style-name="P24">do we use a closed messaging system?  e-mail?  ...</text:p>
            </text:list-item>
          </text:list>
        </text:list-item>
      </text:list>
      <text:h text:style-name="P37" text:outline-level="3">Referrers</text:h>
      <text:list xml:id="list134277874" text:style-name="L8">
        <text:list-item>
          <text:p text:style-name="P10">Log In/Log Out</text:p>
        </text:list-item>
        <text:list-item>
          <text:p text:style-name="P10">can send e-mail to owners of the job post, and to the admin (technical issues)</text:p>
          <text:p text:style-name="P40">automated e-mail sent when referrer is set as referred (sent to applicant and referrer)<text:line-break/>autmoated e-mail for when reference is complete<text:line-break/>automated e-mail reminding referrers and applicants about deadlines*</text:p>
        </text:list-item>
        <text:list-item>
          <text:p text:style-name="P10">write a referral for applicant</text:p>
        </text:list-item>
        <text:list-item>
          <text:p text:style-name="P18">can save their progress before final submission</text:p>
        </text:list-item>
      </text:list>
      <text:list xml:id="list1729781727" text:style-name="L9">
        <text:list-item>
          <text:p text:style-name="P11"><text:soft-page-break/>need a 'submit' referral feature</text:p>
        </text:list-item>
        <text:list-item>
          <text:p text:style-name="P11">need to provide some contact info (web form)</text:p>
        </text:list-item>
        <text:list-item>
          <text:p text:style-name="P11">ability to upload referral</text:p>
        </text:list-item>
      </text:list>
      <text:p text:style-name="P30"><text:line-break/><text:span text:style-name="T2">Reviewers:</text:span></text:p>
      <text:list xml:id="list1240663677" text:style-name="L10">
        <text:list-item>
          <text:p text:style-name="P25">Log In/Log Out</text:p>
        </text:list-item>
        <text:list-item>
          <text:p text:style-name="P25">can view applications as assigned by admin/job owner</text:p>
        </text:list-item>
        <text:list-item>
          <text:p text:style-name="P25">can communicate with admin via e-mail/messenging</text:p>
        </text:list-item>
        <text:list-item>
          <text:p text:style-name="P25">rate applications </text:p>
        </text:list-item>
        <text:list-item>
          <text:p text:style-name="P25">can record notes?</text:p>
        </text:list-item>
        <text:list-item>
          <text:p text:style-name="P25">provide a rating for each application (rating methods to be decided)</text:p>
        </text:list-item>
      </text:list>
      <text:h text:style-name="P37" text:outline-level="3">User Notes:</text:h>
      <text:p text:style-name="P2">We will need to talk to HR (we still go through HLS) - rules related to applicants' information</text:p>
      <text:p text:style-name="P28"/>
      <text:p text:style-name="P21">As far as RedMine: Becca doesn't mind one way or the other on what we have.  We should NOT use Redmine if it's too difficult to implement features</text:p>
      <text:p text:style-name="P28"/>
      <text:p text:style-name="P21">Internships:</text:p>
      <text:p text:style-name="P28"/>
      <text:p text:style-name="P21">Academic Year</text:p>
      <text:p text:style-name="P26">    <text:span text:style-name="T3">- program manager drafts job description to be posted on the website</text:span></text:p>
      <text:p text:style-name="P26">    <text:span text:style-name="T3">- resume, letter of interest, etc. goes directly to the project manager</text:span></text:p>
      <text:p text:style-name="P26">    <text:span text:style-name="T3">- p.m. takes care of all review work</text:span></text:p>
      <text:p text:style-name="P26">    <text:span text:style-name="T3">- once successful applicant secured, becca is asked to remove job post from website</text:span></text:p>
      <text:p text:style-name="P26">    <text:span text:style-name="T3">- occasionally becca gets involved to help review applicants</text:span></text:p>
      <text:p text:style-name="P28"/>
      <text:p text:style-name="P21">Summer</text:p>
      <text:p text:style-name="P26">    <text:span text:style-name="T3">- everything goes to Becca</text:span></text:p>
      <text:p text:style-name="P26">    <text:span text:style-name="T3">- becca has to filter through all e-mails</text:span></text:p>
      <text:p text:style-name="P26">    <text:span text:style-name="T3">- prints out all applications and materials</text:span></text:p>
      <text:p text:style-name="P26">    <text:span text:style-name="T3">- talks to different p.m.'s ... what kind of skills are you looking for?</text:span></text:p>
      <text:p text:style-name="P26">    <text:span text:style-name="T3">- works with different resumes and providing them to p.m's .... messy process (lots of passing of materials)</text:span></text:p>
      <text:p text:style-name="P26">    <text:span text:style-name="T3">- who does first cuts? (removal of applications)</text:span></text:p>
      <text:p text:style-name="P26">    <text:span text:style-name="T3">- rounds of review?  not necessarily needed ... it may be better to have applications be active or dismissed</text:span></text:p>
      <text:p text:style-name="P26">    <text:span text:style-name="T3">- reviewers should be able to see each other (transparency)</text:span></text:p>
      <text:p text:style-name="P26">    <text:span text:style-name="T3">- reviewers can communicate with each other*</text:span></text:p>
      <text:p text:style-name="P28"/>
      <text:p text:style-name="P21">Manually Adding Users:</text:p>
      <text:p text:style-name="P28"/>
      <text:p text:style-name="P21">Special Case of Applicants - they are included by default as an applicant, but we need to make sure that the communication they receive is within context to their potential position</text:p>
      <text:p text:style-name="P26">    <text:span text:style-name="T3">- automated e-mail: You have been added as an applicant ... if interested, we still need the following materials from you. (editable form letter)</text:span></text:p>
      <text:p text:style-name="P28"/>
      <text:p text:style-name="P28"/>
      <text:p text:style-name="P21">Global form letters can be edited on a global level</text:p>
      <text:p text:style-name="P28"/>
      <text:h text:style-name="P35" text:outline-level="2"><text:soft-page-break/>System Responsibilities</text:h>
      <text:list xml:id="list1765880901" text:style-name="L11">
        <text:list-item>
          <text:p text:style-name="P12">Login/Logout</text:p>
        </text:list-item>
        <text:list-item>
          <text:p text:style-name="P12">Account creation/deletion</text:p>
        </text:list-item>
        <text:list-item>
          <text:p text:style-name="P12">Upload/Download of files</text:p>
        </text:list-item>
        <text:list-item>
          <text:p text:style-name="P12">User dashboards</text:p>
        </text:list-item>
        <text:list-item>
          <text:p text:style-name="P12">Search features (search users, application materials, date ranges, etc.)</text:p>
        </text:list-item>
        <text:list-item>
          <text:p text:style-name="P19">E-mail/Communication</text:p>
        </text:list-item>
        <text:list-item>
          <text:p text:style-name="P19">Form Letters</text:p>
        </text:list-item>
        <text:list-item>
          <text:p text:style-name="P19">Database maintenance (user accounts, applications, materials, etc.)</text:p>
        </text:list-item>
        <text:list-item>
          <text:p text:style-name="P19">Exportable Materials</text:p>
        </text:list-item>
        <text:list-item>
          <text:p text:style-name="P19">FAQ section</text:p>
        </text:list-item>
        <text:list-item>
          <text:p text:style-name="P19">Save feature (state and information must be saved)</text:p>
        </text:list-item>
        <text:list-item>
          <text:p text:style-name="P19">Printing (Batch &amp; Individual) - perhaps accumulate into a .pdf?</text:p>
        </text:list-item>
      </text:list>
      <text:p text:style-name="P31"/>
      <text:p text:style-name="P28"/>
      <text:p text:style-name="P21">Becca on vacation from June 24th - July 19th.</text:p>
      <text:p text:style-name="P28"/>
      <text:p text:style-name="P28"/>
      <text:p text:style-name="P28"/>
      <text:p text:style-name="P2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Verdana" svg:font-family="Verdana"/>
    <style:font-face style:name="Verdana1" svg:font-family="Verdana, sans-serif"/>
    <style:font-face style:name="verdana" svg:font-family="verdan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Schuman</meta:initial-creator>
    <meta:creation-date>2010-06-18T14:38:16</meta:creation-date>
    <dc:date>2010-06-18T14:41:42</dc:date>
    <dc:creator>Robert Schuman</dc:creator>
    <meta:editing-duration>PT00H03M27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4" meta:paragraph-count="133" meta:word-count="1033" meta:character-count="6136"/>
  </office:meta>
</office:document-meta>
</file>